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2cce" officeooo:paragraph-rsid="00092cce"/>
    </style:style>
    <style:style style:name="P2" style:family="paragraph" style:parent-style-name="Standard">
      <style:text-properties officeooo:rsid="000a19bc" officeooo:paragraph-rsid="000a19bc"/>
    </style:style>
    <style:style style:name="P3" style:family="paragraph" style:parent-style-name="Standard">
      <style:text-properties officeooo:rsid="000c8e03" officeooo:paragraph-rsid="000c8e03"/>
    </style:style>
    <style:style style:name="P4" style:family="paragraph" style:parent-style-name="Standard">
      <style:text-properties officeooo:rsid="000dc069" officeooo:paragraph-rsid="000dc069"/>
    </style:style>
    <style:style style:name="P5" style:family="paragraph" style:parent-style-name="Standard">
      <style:text-properties officeooo:rsid="000f2a0f" officeooo:paragraph-rsid="000f2a0f"/>
    </style:style>
    <style:style style:name="P6" style:family="paragraph" style:parent-style-name="Standard">
      <style:text-properties officeooo:rsid="000f6615" officeooo:paragraph-rsid="000f6615"/>
    </style:style>
    <style:style style:name="P7" style:family="paragraph" style:parent-style-name="Standard">
      <style:text-properties officeooo:rsid="00136126" officeooo:paragraph-rsid="00136126"/>
    </style:style>
    <style:style style:name="P8" style:family="paragraph" style:parent-style-name="Standard">
      <style:text-properties officeooo:rsid="00162e47" officeooo:paragraph-rsid="00162e47"/>
    </style:style>
    <style:style style:name="P9" style:family="paragraph" style:parent-style-name="Standard">
      <style:text-properties officeooo:rsid="0016a601" officeooo:paragraph-rsid="00136126"/>
    </style:style>
    <style:style style:name="P10" style:family="paragraph" style:parent-style-name="Standard">
      <style:text-properties officeooo:rsid="0016a601" officeooo:paragraph-rsid="0016a601"/>
    </style:style>
    <style:style style:name="P11" style:family="paragraph" style:parent-style-name="Standard">
      <style:text-properties officeooo:rsid="001859f0" officeooo:paragraph-rsid="001859f0"/>
    </style:style>
    <style:style style:name="P12" style:family="paragraph" style:parent-style-name="Standard">
      <style:text-properties officeooo:rsid="00188220" officeooo:paragraph-rsid="00188220"/>
    </style:style>
    <style:style style:name="P13" style:family="paragraph" style:parent-style-name="Standard">
      <style:text-properties officeooo:rsid="0018cd38" officeooo:paragraph-rsid="0018cd38"/>
    </style:style>
    <style:style style:name="P14" style:family="paragraph" style:parent-style-name="Standard">
      <style:text-properties officeooo:rsid="001b35ce" officeooo:paragraph-rsid="001b35ce"/>
    </style:style>
    <style:style style:name="T1" style:family="text">
      <style:text-properties officeooo:rsid="00092cce"/>
    </style:style>
    <style:style style:name="T2" style:family="text">
      <style:text-properties officeooo:rsid="001063f8"/>
    </style:style>
    <style:style style:name="T3" style:family="text">
      <style:text-properties officeooo:rsid="0011b1af"/>
    </style:style>
    <style:style style:name="T4" style:family="text">
      <style:text-properties officeooo:rsid="0014b817"/>
    </style:style>
    <style:style style:name="T5" style:family="text">
      <style:text-properties officeooo:rsid="00183b75"/>
    </style:style>
    <style:style style:name="T6" style:family="text">
      <style:text-properties officeooo:rsid="00194886"/>
    </style:style>
    <style:style style:name="T7" style:family="text">
      <style:text-properties officeooo:rsid="001c56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ie entkomme ich dem Zugriff Satans</text:p>
      <text:p text:style-name="Subtitle">Satan wird hier synonym für <text:span text:style-name="T1">NSA/</text:span>CIA <text:span text:style-name="T1">Überwachung </text:span>verwendet</text:p>
      <text:p text:style-name="P1"/>
      <text:p text:style-name="P8">eidg. Dipl. Informatiker HF Marc jr. Landolt</text:p>
      <text:p text:style-name="P1"/>
      <text:p text:style-name="P1"/>
      <text:p text:style-name="P2">Einschlafhilfe</text:p>
      <text:p text:style-name="P2">Linux</text:p>
      <text:p text:style-name="P2">Sünden beichten und sühnen</text:p>
      <text:p text:style-name="P2">keine neuen Sünden begehen</text:p>
      <text:p text:style-name="P2">Den zugreifenden Tätern ihre Sünden vorhalten, die verraten sich auch Hochmut sehr oft</text:p>
      <text:p text:style-name="P2"/>
      <text:p text:style-name="P3">einblendung der sünde druch cia, implantat, zustimmung mit zB mausgeste, logfile, erpresserdatenbank</text:p>
      <text:p text:style-name="P3"/>
      <text:p text:style-name="P4">wie schützt man kinder davor</text:p>
      <text:p text:style-name="P5">wie schützt man aiutisten davor</text:p>
      <text:p text:style-name="P5"/>
      <text:p text:style-name="P6">in der schweiz sammeln sich die drogenringe in der psychiatrei, drogen = lizenzgebühr für den zugriff <text:span text:style-name="T2">und intelligenzminderung, und sündendatenbank für straffällige wünsche </text:span><text:span text:style-name="T3">=&gt; erpresserdantenbank</text:span></text:p>
      <text:p text:style-name="P6"/>
      <text:p text:style-name="P7">eltern die ignoranz fördernde substanzen konsumieren, disso kinder icd10 f60.x</text:p>
      <text:p text:style-name="P7">=&gt;eskapismus, <text:span text:style-name="T4">auch intelligenmindernde ignoranzfördernde medikamente oder drogen oder alk.</text:span></text:p>
      <text:p text:style-name="P9"/>
      <text:p text:style-name="P10">Mathematisch alle fehlanschuldigungen, z.B. konsument zurückzuahlen obwhl 5jahre 24/7 guthaben, <text:span text:style-name="T5">einbelndung richter und personal, bzw richter wissen dsas fehlanschuldigungen, müssen ja zustimmen</text:span></text:p>
      <text:p text:style-name="P7"/>
      <text:p text:style-name="P11">zürich versciherungs «agent» wiedererkennungswert, us upstream, nennen wir sei mal urs und gabriel</text:p>
      <text:p text:style-name="P11"/>
      <text:p text:style-name="P12">medikamente intelligenzmindernd, van der lem gestanden, verschjleiert implnatat funktion</text:p>
      <text:p text:style-name="P12"/>
      <text:p text:style-name="P12">medikamente verhindern epilespie nicht, wirkmechanismus weniger gelegenheit weil unintelligenter weniger straftaten aufdeckt, keine auslösung</text:p>
      <text:p text:style-name="P1"/>
      <text:p text:style-name="P13">kindheitsfantasien, torresen, keller, device, ne14, verlinkt durhc wen? <text:span text:style-name="T6">Mantra im kellerzimmer: ich werde dann immer treu sein der die mich erwählt. Das ist bei pokemon falsch, mein autist würde solnage warten bis er erwählt wird und nie sagen «ich erwähle dich» wie Sheldon cooper</text:span></text:p>
      <text:p text:style-name="P1"/>
      <text:p text:style-name="P14">kinder katzen gateway</text:p>
      <text:p text:style-name="P14">Prostata implantat höppli <text:span text:style-name="T7">=&gt; so wä$re sie zur täterin geworden, ausser man sagt das und weil sie jünger ist vergibt man ih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3T04:27:01.637000000</meta:creation-date>
    <dc:date>2022-10-13T06:33:21.194000000</dc:date>
    <meta:editing-duration>PT2H6M9S</meta:editing-duration>
    <meta:editing-cycles>20</meta:editing-cycles>
    <meta:generator>LibreOffice/7.3.2.2$Windows_X86_64 LibreOffice_project/49f2b1bff42cfccbd8f788c8dc32c1c309559be0</meta:generator>
    <meta:print-date>2022-10-13T06:33:42.878000000</meta:print-date>
    <meta:document-statistic meta:table-count="0" meta:image-count="0" meta:object-count="0" meta:page-count="1" meta:paragraph-count="21" meta:word-count="237" meta:character-count="1761" meta:non-whitespace-character-count="1545"/>
  </office:meta>
</office:document-meta>
</file>